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3" style:family="table-cell" style:parent-style-name="Default" style:data-style-name="N1"/>
    <style:style style:name="ce5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60.38pt" svg:height="399.06pt" svg:x="297.35pt" svg:y="12.78pt">
            <draw:object draw:notify-on-update-of-ranges="Sheet1.B6:Sheet1.B156 Sheet1.C6:Sheet1.C1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$MeshFormat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EndMeshFormat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$Entitie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Default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]+0.01" office:value-type="float" office:value="0.01" calcext:value-type="float">
            <text:p>0.01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]+0.01" office:value-type="float" office:value="0.02" calcext:value-type="float">
            <text:p>0.02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+0.01" office:value-type="float" office:value="0.03" calcext:value-type="float">
            <text:p>0.03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+0.01" office:value-type="float" office:value="0.04" calcext:value-type="float">
            <text:p>0.04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+0.01" office:value-type="float" office:value="0.05" calcext:value-type="float">
            <text:p>0.05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+0.01" office:value-type="float" office:value="0.06" calcext:value-type="float">
            <text:p>0.06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2]+0.01" office:value-type="float" office:value="0.07" calcext:value-type="float">
            <text:p>0.07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+0.01" office:value-type="float" office:value="0.08" calcext:value-type="float">
            <text:p>0.08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+0.01" office:value-type="float" office:value="0.09" calcext:value-type="float">
            <text:p>0.09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+0.01" office:value-type="float" office:value="0.1" calcext:value-type="float">
            <text:p>0.10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+0.01" office:value-type="float" office:value="0.11" calcext:value-type="float">
            <text:p>0.11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+0.01" office:value-type="float" office:value="0.12" calcext:value-type="float">
            <text:p>0.12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+0.01" office:value-type="float" office:value="0.13" calcext:value-type="float">
            <text:p>0.13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9]+0.01" office:value-type="float" office:value="0.14" calcext:value-type="float">
            <text:p>0.14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0]+0.01" office:value-type="float" office:value="0.15" calcext:value-type="float">
            <text:p>0.15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1]+0.01" office:value-type="float" office:value="0.16" calcext:value-type="float">
            <text:p>0.16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2]+0.01" office:value-type="float" office:value="0.17" calcext:value-type="float">
            <text:p>0.17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3]+0.01" office:value-type="float" office:value="0.18" calcext:value-type="float">
            <text:p>0.18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4]+0.01" office:value-type="float" office:value="0.19" calcext:value-type="float">
            <text:p>0.19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5]+0.01" office:value-type="float" office:value="0.2" calcext:value-type="float">
            <text:p>0.20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6]+0.01" office:value-type="float" office:value="0.21" calcext:value-type="float">
            <text:p>0.21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7]+0.01" office:value-type="float" office:value="0.22" calcext:value-type="float">
            <text:p>0.22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8]+0.01" office:value-type="float" office:value="0.23" calcext:value-type="float">
            <text:p>0.23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9]+0.01" office:value-type="float" office:value="0.24" calcext:value-type="float">
            <text:p>0.24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30]+0.01" office:value-type="float" office:value="0.25" calcext:value-type="float">
            <text:p>0.25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1]+0.01" office:value-type="float" office:value="0.26" calcext:value-type="float">
            <text:p>0.26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2]+0.01" office:value-type="float" office:value="0.27" calcext:value-type="float">
            <text:p>0.27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3]+0.01" office:value-type="float" office:value="0.28" calcext:value-type="float">
            <text:p>0.28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4]+0.01" office:value-type="float" office:value="0.29" calcext:value-type="float">
            <text:p>0.29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5]+0.01" office:value-type="float" office:value="0.3" calcext:value-type="float">
            <text:p>0.30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6]+0.01" office:value-type="float" office:value="0.31" calcext:value-type="float">
            <text:p>0.31</text:p>
          </table:table-cell>
          <table:table-cell table:formula="of:=0.05*SIN((PI()*[.B37]/0.9)-PI()/3)^4" office:value-type="float" office:value="0.0000000741731392082831" calcext:value-type="float">
            <text:p>7.41731392E-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7]+0.01" office:value-type="float" office:value="0.32" calcext:value-type="float">
            <text:p>0.32</text:p>
          </table:table-cell>
          <table:table-cell table:formula="of:=0.05*SIN((PI()*[.B38]/0.9)-PI()/3)^4" office:value-type="float" office:value="0.00000118388107523503" calcext:value-type="float">
            <text:p>1.18388108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8]+0.01" office:value-type="float" office:value="0.33" calcext:value-type="float">
            <text:p>0.33</text:p>
          </table:table-cell>
          <table:table-cell table:formula="of:=0.05*SIN((PI()*[.B39]/0.9)-PI()/3)^4" office:value-type="float" office:value="0.00000596909192111473" calcext:value-type="float">
            <text:p>5.96909192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9]+0.01" office:value-type="float" office:value="0.34" calcext:value-type="float">
            <text:p>0.34</text:p>
          </table:table-cell>
          <table:table-cell table:formula="of:=0.05*SIN((PI()*[.B40]/0.9)-PI()/3)^4" office:value-type="float" office:value="0.000018758202519691" calcext:value-type="float">
            <text:p>1.87582025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40]+0.01" office:value-type="float" office:value="0.35" calcext:value-type="float">
            <text:p>0.35</text:p>
          </table:table-cell>
          <table:table-cell table:formula="of:=0.05*SIN((PI()*[.B41]/0.9)-PI()/3)^4" office:value-type="float" office:value="0.0000454622498459036" calcext:value-type="float">
            <text:p>4.54622498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41]+0.01" office:value-type="float" office:value="0.36" calcext:value-type="float">
            <text:p>0.36</text:p>
          </table:table-cell>
          <table:table-cell table:formula="of:=0.05*SIN((PI()*[.B42]/0.9)-PI()/3)^4" office:value-type="float" office:value="0.0000934298486778424" calcext:value-type="float">
            <text:p>9.34298487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42]+0.01" office:value-type="float" office:value="0.37" calcext:value-type="float">
            <text:p>0.37</text:p>
          </table:table-cell>
          <table:table-cell table:formula="of:=0.05*SIN((PI()*[.B43]/0.9)-PI()/3)^4" office:value-type="float" office:value="0.000171265825218996" calcext:value-type="float">
            <text:p>1.71265825E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3]+0.01" office:value-type="float" office:value="0.38" calcext:value-type="float">
            <text:p>0.38</text:p>
          </table:table-cell>
          <table:table-cell table:formula="of:=0.05*SIN((PI()*[.B44]/0.9)-PI()/3)^4" office:value-type="float" office:value="0.000288617263521087" calcext:value-type="float">
            <text:p>2.88617264E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4]+0.01" office:value-type="float" office:value="0.39" calcext:value-type="float">
            <text:p>0.39</text:p>
          </table:table-cell>
          <table:table-cell table:formula="of:=0.05*SIN((PI()*[.B45]/0.9)-PI()/3)^4" office:value-type="float" office:value="0.00045593135546974" calcext:value-type="float">
            <text:p>4.55931355E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5]+0.01" office:value-type="float" office:value="0.4" calcext:value-type="float">
            <text:p>0.40</text:p>
          </table:table-cell>
          <table:table-cell table:formula="of:=0.05*SIN((PI()*[.B46]/0.9)-PI()/3)^4" office:value-type="float" office:value="0.000684190032443869" calcext:value-type="float">
            <text:p>6.84190032E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6]+0.01" office:value-type="float" office:value="0.41" calcext:value-type="float">
            <text:p>0.41</text:p>
          </table:table-cell>
          <table:table-cell table:formula="of:=0.05*SIN((PI()*[.B47]/0.9)-PI()/3)^4" office:value-type="float" office:value="0.00098462684592436" calcext:value-type="float">
            <text:p>9.84626846E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7]+0.01" office:value-type="float" office:value="0.42" calcext:value-type="float">
            <text:p>0.42</text:p>
          </table:table-cell>
          <table:table-cell table:formula="of:=0.05*SIN((PI()*[.B48]/0.9)-PI()/3)^4" office:value-type="float" office:value="0.00136843194560572" calcext:value-type="float">
            <text:p>1.36843195E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8]+0.01" office:value-type="float" office:value="0.43" calcext:value-type="float">
            <text:p>0.43</text:p>
          </table:table-cell>
          <table:table-cell table:formula="of:=0.05*SIN((PI()*[.B49]/0.9)-PI()/3)^4" office:value-type="float" office:value="0.00184645126936063" calcext:value-type="float">
            <text:p>1.84645127E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9]+0.01" office:value-type="float" office:value="0.44" calcext:value-type="float">
            <text:p>0.44</text:p>
          </table:table-cell>
          <table:table-cell table:formula="of:=0.05*SIN((PI()*[.B50]/0.9)-PI()/3)^4" office:value-type="float" office:value="0.00242888620438189" calcext:value-type="float">
            <text:p>2.42888620E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0]+0.01" office:value-type="float" office:value="0.45" calcext:value-type="float">
            <text:p>0.45</text:p>
          </table:table-cell>
          <table:table-cell table:formula="of:=0.05*SIN((PI()*[.B51]/0.9)-PI()/3)^4" office:value-type="float" office:value="0.00312500000000002" calcext:value-type="float">
            <text:p>3.12500000E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51]+0.01" office:value-type="float" office:value="0.46" calcext:value-type="float">
            <text:p>0.46</text:p>
          </table:table-cell>
          <table:table-cell table:formula="of:=0.05*SIN((PI()*[.B52]/0.9)-PI()/3)^4" office:value-type="float" office:value="0.00394283710948772" calcext:value-type="float">
            <text:p>3.94283711E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52]+0.01" office:value-type="float" office:value="0.47" calcext:value-type="float">
            <text:p>0.47</text:p>
          </table:table-cell>
          <table:table-cell table:formula="of:=0.05*SIN((PI()*[.B53]/0.9)-PI()/3)^4" office:value-type="float" office:value="0.00488896141248565" calcext:value-type="float">
            <text:p>4.88896141E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3]+0.01" office:value-type="float" office:value="0.48" calcext:value-type="float">
            <text:p>0.48</text:p>
          </table:table-cell>
          <table:table-cell table:formula="of:=0.05*SIN((PI()*[.B54]/0.9)-PI()/3)^4" office:value-type="float" office:value="0.00596821892578292" calcext:value-type="float">
            <text:p>5.96821893E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4]+0.01" office:value-type="float" office:value="0.49" calcext:value-type="float">
            <text:p>0.49</text:p>
          </table:table-cell>
          <table:table-cell table:formula="of:=0.05*SIN((PI()*[.B55]/0.9)-PI()/3)^4" office:value-type="float" office:value="0.00718353015464005" calcext:value-type="float">
            <text:p>7.18353015E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5]+0.01" office:value-type="float" office:value="0.5" calcext:value-type="float">
            <text:p>0.50</text:p>
          </table:table-cell>
          <table:table-cell table:formula="of:=0.05*SIN((PI()*[.B56]/0.9)-PI()/3)^4" office:value-type="float" office:value="0.00853571667841485" calcext:value-type="float">
            <text:p>8.53571668E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6]+0.01" office:value-type="float" office:value="0.51" calcext:value-type="float">
            <text:p>0.51</text:p>
          </table:table-cell>
          <table:table-cell table:formula="of:=0.05*SIN((PI()*[.B57]/0.9)-PI()/3)^4" office:value-type="float" office:value="0.0100233659137224" calcext:value-type="float">
            <text:p>1.00233659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7]+0.01" office:value-type="float" office:value="0.52" calcext:value-type="float">
            <text:p>0.52</text:p>
          </table:table-cell>
          <table:table-cell table:formula="of:=0.05*SIN((PI()*[.B58]/0.9)-PI()/3)^4" office:value-type="float" office:value="0.0116427372683136" calcext:value-type="float">
            <text:p>1.16427373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8]+0.01" office:value-type="float" office:value="0.53" calcext:value-type="float">
            <text:p>0.53</text:p>
          </table:table-cell>
          <table:table-cell table:formula="of:=0.05*SIN((PI()*[.B59]/0.9)-PI()/3)^4" office:value-type="float" office:value="0.0133877121034387" calcext:value-type="float">
            <text:p>1.33877121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9]+0.01" office:value-type="float" office:value="0.54" calcext:value-type="float">
            <text:p>0.54</text:p>
          </table:table-cell>
          <table:table-cell table:formula="of:=0.05*SIN((PI()*[.B60]/0.9)-PI()/3)^4" office:value-type="float" office:value="0.0152497890771051" calcext:value-type="float">
            <text:p>1.52497891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60]+0.01" office:value-type="float" office:value="0.55" calcext:value-type="float">
            <text:p>0.55</text:p>
          </table:table-cell>
          <table:table-cell table:formula="of:=0.05*SIN((PI()*[.B61]/0.9)-PI()/3)^4" office:value-type="float" office:value="0.0172181255617614" calcext:value-type="float">
            <text:p>1.72181256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61]+0.01" office:value-type="float" office:value="0.56" calcext:value-type="float">
            <text:p>0.56</text:p>
          </table:table-cell>
          <table:table-cell table:formula="of:=0.05*SIN((PI()*[.B62]/0.9)-PI()/3)^4" office:value-type="float" office:value="0.0192796249346235" calcext:value-type="float">
            <text:p>1.92796249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62]+0.01" office:value-type="float" office:value="0.57" calcext:value-type="float">
            <text:p>0.57</text:p>
          </table:table-cell>
          <table:table-cell table:formula="of:=0.05*SIN((PI()*[.B63]/0.9)-PI()/3)^4" office:value-type="float" office:value="0.0214190686445303" calcext:value-type="float">
            <text:p>2.14190686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3]+0.01" office:value-type="float" office:value="0.58" calcext:value-type="float">
            <text:p>0.58</text:p>
          </table:table-cell>
          <table:table-cell table:formula="of:=0.05*SIN((PI()*[.B64]/0.9)-PI()/3)^4" office:value-type="float" office:value="0.0236192910832813" calcext:value-type="float">
            <text:p>2.36192911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4]+0.01" office:value-type="float" office:value="0.59" calcext:value-type="float">
            <text:p>0.59</text:p>
          </table:table-cell>
          <table:table-cell table:formula="of:=0.05*SIN((PI()*[.B65]/0.9)-PI()/3)^4" office:value-type="float" office:value="0.0258613944489416" calcext:value-type="float">
            <text:p>2.58613944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5]+0.01" office:value-type="float" office:value="0.6" calcext:value-type="float">
            <text:p>0.60</text:p>
          </table:table-cell>
          <table:table-cell table:formula="of:=0.05*SIN((PI()*[.B66]/0.9)-PI()/3)^4" office:value-type="float" office:value="0.0281250000000001" calcext:value-type="float">
            <text:p>2.81250000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6]+0.01" office:value-type="float" office:value="0.61" calcext:value-type="float">
            <text:p>0.61</text:p>
          </table:table-cell>
          <table:table-cell table:formula="of:=0.05*SIN((PI()*[.B67]/0.9)-PI()/3)^4" office:value-type="float" office:value="0.0303885313779193" calcext:value-type="float">
            <text:p>3.03885314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7]+0.01" office:value-type="float" office:value="0.62" calcext:value-type="float">
            <text:p>0.62</text:p>
          </table:table-cell>
          <table:table-cell table:formula="of:=0.05*SIN((PI()*[.B68]/0.9)-PI()/3)^4" office:value-type="float" office:value="0.0326295250356436" calcext:value-type="float">
            <text:p>3.26295250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8]+0.01" office:value-type="float" office:value="0.63" calcext:value-type="float">
            <text:p>0.63</text:p>
          </table:table-cell>
          <table:table-cell table:formula="of:=0.05*SIN((PI()*[.B69]/0.9)-PI()/3)^4" office:value-type="float" office:value="0.0348249622635487" calcext:value-type="float">
            <text:p>3.48249623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9]+0.01" office:value-type="float" office:value="0.64" calcext:value-type="float">
            <text:p>0.64</text:p>
          </table:table-cell>
          <table:table-cell table:formula="of:=0.05*SIN((PI()*[.B70]/0.9)-PI()/3)^4" office:value-type="float" office:value="0.036951616862857" calcext:value-type="float">
            <text:p>3.69516169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70]+0.01" office:value-type="float" office:value="0.65" calcext:value-type="float">
            <text:p>0.65</text:p>
          </table:table-cell>
          <table:table-cell table:formula="of:=0.05*SIN((PI()*[.B71]/0.9)-PI()/3)^4" office:value-type="float" office:value="0.0389864121883928" calcext:value-type="float">
            <text:p>3.89864122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71]+0.01" office:value-type="float" office:value="0.66" calcext:value-type="float">
            <text:p>0.66</text:p>
          </table:table-cell>
          <table:table-cell table:formula="of:=0.05*SIN((PI()*[.B72]/0.9)-PI()/3)^4" office:value-type="float" office:value="0.0409067810742172" calcext:value-type="float">
            <text:p>4.09067811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72]+0.01" office:value-type="float" office:value="0.67" calcext:value-type="float">
            <text:p>0.67</text:p>
          </table:table-cell>
          <table:table-cell table:formula="of:=0.05*SIN((PI()*[.B73]/0.9)-PI()/3)^4" office:value-type="float" office:value="0.0426910220713424" calcext:value-type="float">
            <text:p>4.26910221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3]+0.01" office:value-type="float" office:value="0.68" calcext:value-type="float">
            <text:p>0.68</text:p>
          </table:table-cell>
          <table:table-cell table:formula="of:=0.05*SIN((PI()*[.B74]/0.9)-PI()/3)^4" office:value-type="float" office:value="0.0443186454681654" calcext:value-type="float">
            <text:p>4.43186455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4]+0.01" office:value-type="float" office:value="0.69" calcext:value-type="float">
            <text:p>0.69</text:p>
          </table:table-cell>
          <table:table-cell table:formula="of:=0.05*SIN((PI()*[.B75]/0.9)-PI()/3)^4" office:value-type="float" office:value="0.0457707027308079" calcext:value-type="float">
            <text:p>4.57707027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5]+0.01" office:value-type="float" office:value="0.7" calcext:value-type="float">
            <text:p>0.70</text:p>
          </table:table-cell>
          <table:table-cell table:formula="of:=0.05*SIN((PI()*[.B76]/0.9)-PI()/3)^4" office:value-type="float" office:value="0.0470300932891414" calcext:value-type="float">
            <text:p>4.70300933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6]+0.01" office:value-type="float" office:value="0.71" calcext:value-type="float">
            <text:p>0.71</text:p>
          </table:table-cell>
          <table:table-cell table:formula="of:=0.05*SIN((PI()*[.B77]/0.9)-PI()/3)^4" office:value-type="float" office:value="0.0480818429994357" calcext:value-type="float">
            <text:p>4.80818430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7]+0.01" office:value-type="float" office:value="0.72" calcext:value-type="float">
            <text:p>0.72</text:p>
          </table:table-cell>
          <table:table-cell table:formula="of:=0.05*SIN((PI()*[.B78]/0.9)-PI()/3)^4" office:value-type="float" office:value="0.0489133491286114" calcext:value-type="float">
            <text:p>4.89133491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8]+0.01" office:value-type="float" office:value="0.73" calcext:value-type="float">
            <text:p>0.73</text:p>
          </table:table-cell>
          <table:table-cell table:formula="of:=0.05*SIN((PI()*[.B79]/0.9)-PI()/3)^4" office:value-type="float" office:value="0.0495145873181538" calcext:value-type="float">
            <text:p>4.95145873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9]+0.01" office:value-type="float" office:value="0.74" calcext:value-type="float">
            <text:p>0.74</text:p>
          </table:table-cell>
          <table:table-cell table:formula="of:=0.05*SIN((PI()*[.B80]/0.9)-PI()/3)^4" office:value-type="float" office:value="0.0498782766861304" calcext:value-type="float">
            <text:p>4.98782767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80]+0.01" office:value-type="float" office:value="0.75" calcext:value-type="float">
            <text:p>0.75</text:p>
          </table:table-cell>
          <table:table-cell table:formula="of:=0.05*SIN((PI()*[.B81]/0.9)-PI()/3)^4" office:value-type="float" office:value="0.05" calcext:value-type="float">
            <text:p>5.00000000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81]+0.01" office:value-type="float" office:value="0.76" calcext:value-type="float">
            <text:p>0.76</text:p>
          </table:table-cell>
          <table:table-cell table:formula="of:=0.05*SIN((PI()*[.B82]/0.9)-PI()/3)^4" office:value-type="float" office:value="0.0498782766861304" calcext:value-type="float">
            <text:p>4.98782767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82]+0.01" office:value-type="float" office:value="0.77" calcext:value-type="float">
            <text:p>0.77</text:p>
          </table:table-cell>
          <table:table-cell table:formula="of:=0.05*SIN((PI()*[.B83]/0.9)-PI()/3)^4" office:value-type="float" office:value="0.0495145873181537" calcext:value-type="float">
            <text:p>4.95145873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3]+0.01" office:value-type="float" office:value="0.78" calcext:value-type="float">
            <text:p>0.78</text:p>
          </table:table-cell>
          <table:table-cell table:formula="of:=0.05*SIN((PI()*[.B84]/0.9)-PI()/3)^4" office:value-type="float" office:value="0.0489133491286114" calcext:value-type="float">
            <text:p>4.89133491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4]+0.01" office:value-type="float" office:value="0.790000000000001" calcext:value-type="float">
            <text:p>0.79</text:p>
          </table:table-cell>
          <table:table-cell table:formula="of:=0.05*SIN((PI()*[.B85]/0.9)-PI()/3)^4" office:value-type="float" office:value="0.0480818429994356" calcext:value-type="float">
            <text:p>4.80818430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5]+0.01" office:value-type="float" office:value="0.8" calcext:value-type="float">
            <text:p>0.80</text:p>
          </table:table-cell>
          <table:table-cell table:formula="of:=0.05*SIN((PI()*[.B86]/0.9)-PI()/3)^4" office:value-type="float" office:value="0.0470300932891413" calcext:value-type="float">
            <text:p>4.70300933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6]+0.01" office:value-type="float" office:value="0.810000000000001" calcext:value-type="float">
            <text:p>0.81</text:p>
          </table:table-cell>
          <table:table-cell table:formula="of:=0.05*SIN((PI()*[.B87]/0.9)-PI()/3)^4" office:value-type="float" office:value="0.0457707027308078" calcext:value-type="float">
            <text:p>4.57707027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7]+0.01" office:value-type="float" office:value="0.82" calcext:value-type="float">
            <text:p>0.82</text:p>
          </table:table-cell>
          <table:table-cell table:formula="of:=0.05*SIN((PI()*[.B88]/0.9)-PI()/3)^4" office:value-type="float" office:value="0.0443186454681653" calcext:value-type="float">
            <text:p>4.43186455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8]+0.01" office:value-type="float" office:value="0.83" calcext:value-type="float">
            <text:p>0.83</text:p>
          </table:table-cell>
          <table:table-cell table:formula="of:=0.05*SIN((PI()*[.B89]/0.9)-PI()/3)^4" office:value-type="float" office:value="0.0426910220713423" calcext:value-type="float">
            <text:p>4.26910221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9]+0.01" office:value-type="float" office:value="0.84" calcext:value-type="float">
            <text:p>0.84</text:p>
          </table:table-cell>
          <table:table-cell table:formula="of:=0.05*SIN((PI()*[.B90]/0.9)-PI()/3)^4" office:value-type="float" office:value="0.040906781074217" calcext:value-type="float">
            <text:p>4.09067811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90]+0.01" office:value-type="float" office:value="0.850000000000001" calcext:value-type="float">
            <text:p>0.85</text:p>
          </table:table-cell>
          <table:table-cell table:formula="of:=0.05*SIN((PI()*[.B91]/0.9)-PI()/3)^4" office:value-type="float" office:value="0.0389864121883927" calcext:value-type="float">
            <text:p>3.89864122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91]+0.01" office:value-type="float" office:value="0.860000000000001" calcext:value-type="float">
            <text:p>0.86</text:p>
          </table:table-cell>
          <table:table-cell table:formula="of:=0.05*SIN((PI()*[.B92]/0.9)-PI()/3)^4" office:value-type="float" office:value="0.0369516168628568" calcext:value-type="float">
            <text:p>3.69516169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92]+0.01" office:value-type="float" office:value="0.87" calcext:value-type="float">
            <text:p>0.87</text:p>
          </table:table-cell>
          <table:table-cell table:formula="of:=0.05*SIN((PI()*[.B93]/0.9)-PI()/3)^4" office:value-type="float" office:value="0.0348249622635485" calcext:value-type="float">
            <text:p>3.48249623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3]+0.01" office:value-type="float" office:value="0.88" calcext:value-type="float">
            <text:p>0.88</text:p>
          </table:table-cell>
          <table:table-cell table:formula="of:=0.05*SIN((PI()*[.B94]/0.9)-PI()/3)^4" office:value-type="float" office:value="0.0326295250356434" calcext:value-type="float">
            <text:p>3.26295250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4]+0.01" office:value-type="float" office:value="0.890000000000001" calcext:value-type="float">
            <text:p>0.89</text:p>
          </table:table-cell>
          <table:table-cell table:formula="of:=0.05*SIN((PI()*[.B95]/0.9)-PI()/3)^4" office:value-type="float" office:value="0.0303885313779191" calcext:value-type="float">
            <text:p>3.03885314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5]+0.01" office:value-type="float" office:value="0.900000000000001" calcext:value-type="float">
            <text:p>0.90</text:p>
          </table:table-cell>
          <table:table-cell table:formula="of:=0.05*SIN((PI()*[.B96]/0.9)-PI()/3)^4" office:value-type="float" office:value="0.0281249999999999" calcext:value-type="float">
            <text:p>2.81250000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6]+0.01" office:value-type="float" office:value="0.910000000000001" calcext:value-type="float">
            <text:p>0.91</text:p>
          </table:table-cell>
          <table:table-cell table:formula="of:=0.05*SIN((PI()*[.B97]/0.9)-PI()/3)^4" office:value-type="float" office:value="0.0258613944489414" calcext:value-type="float">
            <text:p>2.58613944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7]+0.01" office:value-type="float" office:value="0.92" calcext:value-type="float">
            <text:p>0.92</text:p>
          </table:table-cell>
          <table:table-cell table:formula="of:=0.05*SIN((PI()*[.B98]/0.9)-PI()/3)^4" office:value-type="float" office:value="0.0236192910832811" calcext:value-type="float">
            <text:p>2.36192911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8]+0.01" office:value-type="float" office:value="0.930000000000001" calcext:value-type="float">
            <text:p>0.93</text:p>
          </table:table-cell>
          <table:table-cell table:formula="of:=0.05*SIN((PI()*[.B99]/0.9)-PI()/3)^4" office:value-type="float" office:value="0.0214190686445302" calcext:value-type="float">
            <text:p>2.14190686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9]+0.01" office:value-type="float" office:value="0.940000000000001" calcext:value-type="float">
            <text:p>0.94</text:p>
          </table:table-cell>
          <table:table-cell table:formula="of:=0.05*SIN((PI()*[.B100]/0.9)-PI()/3)^4" office:value-type="float" office:value="0.0192796249346233" calcext:value-type="float">
            <text:p>1.92796249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100]+0.01" office:value-type="float" office:value="0.950000000000001" calcext:value-type="float">
            <text:p>0.95</text:p>
          </table:table-cell>
          <table:table-cell table:formula="of:=0.05*SIN((PI()*[.B101]/0.9)-PI()/3)^4" office:value-type="float" office:value="0.0172181255617612" calcext:value-type="float">
            <text:p>1.72181256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101]+0.01" office:value-type="float" office:value="0.960000000000001" calcext:value-type="float">
            <text:p>0.96</text:p>
          </table:table-cell>
          <table:table-cell table:formula="of:=0.05*SIN((PI()*[.B102]/0.9)-PI()/3)^4" office:value-type="float" office:value="0.0152497890771049" calcext:value-type="float">
            <text:p>1.52497891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102]+0.01" office:value-type="float" office:value="0.970000000000001" calcext:value-type="float">
            <text:p>0.97</text:p>
          </table:table-cell>
          <table:table-cell table:formula="of:=0.05*SIN((PI()*[.B103]/0.9)-PI()/3)^4" office:value-type="float" office:value="0.0133877121034385" calcext:value-type="float">
            <text:p>1.33877121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3]+0.01" office:value-type="float" office:value="0.980000000000001" calcext:value-type="float">
            <text:p>0.98</text:p>
          </table:table-cell>
          <table:table-cell table:formula="of:=0.05*SIN((PI()*[.B104]/0.9)-PI()/3)^4" office:value-type="float" office:value="0.0116427372683135" calcext:value-type="float">
            <text:p>1.16427373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4]+0.01" office:value-type="float" office:value="0.990000000000001" calcext:value-type="float">
            <text:p>0.99</text:p>
          </table:table-cell>
          <table:table-cell table:formula="of:=0.05*SIN((PI()*[.B105]/0.9)-PI()/3)^4" office:value-type="float" office:value="0.0100233659137223" calcext:value-type="float">
            <text:p>1.00233659E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5]+0.01" office:value-type="float" office:value="1" calcext:value-type="float">
            <text:p>1.00</text:p>
          </table:table-cell>
          <table:table-cell table:formula="of:=0.05*SIN((PI()*[.B106]/0.9)-PI()/3)^4" office:value-type="float" office:value="0.00853571667841472" calcext:value-type="float">
            <text:p>8.53571668E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6]+0.01" office:value-type="float" office:value="1.01" calcext:value-type="float">
            <text:p>1.01</text:p>
          </table:table-cell>
          <table:table-cell table:formula="of:=0.05*SIN((PI()*[.B107]/0.9)-PI()/3)^4" office:value-type="float" office:value="0.00718353015463994" calcext:value-type="float">
            <text:p>7.18353015E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7]+0.01" office:value-type="float" office:value="1.02" calcext:value-type="float">
            <text:p>1.02</text:p>
          </table:table-cell>
          <table:table-cell table:formula="of:=0.05*SIN((PI()*[.B108]/0.9)-PI()/3)^4" office:value-type="float" office:value="0.00596821892578281" calcext:value-type="float">
            <text:p>5.96821893E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8]+0.01" office:value-type="float" office:value="1.03" calcext:value-type="float">
            <text:p>1.03</text:p>
          </table:table-cell>
          <table:table-cell table:formula="of:=0.05*SIN((PI()*[.B109]/0.9)-PI()/3)^4" office:value-type="float" office:value="0.00488896141248557" calcext:value-type="float">
            <text:p>4.88896141E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9]+0.01" office:value-type="float" office:value="1.04" calcext:value-type="float">
            <text:p>1.04</text:p>
          </table:table-cell>
          <table:table-cell table:formula="of:=0.05*SIN((PI()*[.B110]/0.9)-PI()/3)^4" office:value-type="float" office:value="0.00394283710948763" calcext:value-type="float">
            <text:p>3.94283711E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10]+0.01" office:value-type="float" office:value="1.05" calcext:value-type="float">
            <text:p>1.05</text:p>
          </table:table-cell>
          <table:table-cell table:formula="of:=0.05*SIN((PI()*[.B111]/0.9)-PI()/3)^4" office:value-type="float" office:value="0.00312499999999995" calcext:value-type="float">
            <text:p>3.12500000E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11]+0.01" office:value-type="float" office:value="1.06" calcext:value-type="float">
            <text:p>1.06</text:p>
          </table:table-cell>
          <table:table-cell table:formula="of:=0.05*SIN((PI()*[.B112]/0.9)-PI()/3)^4" office:value-type="float" office:value="0.00242888620438184" calcext:value-type="float">
            <text:p>2.42888620E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12]+0.01" office:value-type="float" office:value="1.07" calcext:value-type="float">
            <text:p>1.07</text:p>
          </table:table-cell>
          <table:table-cell table:formula="of:=0.05*SIN((PI()*[.B113]/0.9)-PI()/3)^4" office:value-type="float" office:value="0.00184645126936058" calcext:value-type="float">
            <text:p>1.84645127E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3]+0.01" office:value-type="float" office:value="1.08" calcext:value-type="float">
            <text:p>1.08</text:p>
          </table:table-cell>
          <table:table-cell table:formula="of:=0.05*SIN((PI()*[.B114]/0.9)-PI()/3)^4" office:value-type="float" office:value="0.00136843194560569" calcext:value-type="float">
            <text:p>1.36843195E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4]+0.01" office:value-type="float" office:value="1.09" calcext:value-type="float">
            <text:p>1.09</text:p>
          </table:table-cell>
          <table:table-cell table:formula="of:=0.05*SIN((PI()*[.B115]/0.9)-PI()/3)^4" office:value-type="float" office:value="0.000984626845924328" calcext:value-type="float">
            <text:p>9.84626846E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5]+0.01" office:value-type="float" office:value="1.1" calcext:value-type="float">
            <text:p>1.10</text:p>
          </table:table-cell>
          <table:table-cell table:formula="of:=0.05*SIN((PI()*[.B116]/0.9)-PI()/3)^4" office:value-type="float" office:value="0.000684190032443848" calcext:value-type="float">
            <text:p>6.84190032E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6]+0.01" office:value-type="float" office:value="1.11" calcext:value-type="float">
            <text:p>1.11</text:p>
          </table:table-cell>
          <table:table-cell table:formula="of:=0.05*SIN((PI()*[.B117]/0.9)-PI()/3)^4" office:value-type="float" office:value="0.000455931355469722" calcext:value-type="float">
            <text:p>4.55931355E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7]+0.01" office:value-type="float" office:value="1.12" calcext:value-type="float">
            <text:p>1.12</text:p>
          </table:table-cell>
          <table:table-cell table:formula="of:=0.05*SIN((PI()*[.B118]/0.9)-PI()/3)^4" office:value-type="float" office:value="0.000288617263521076" calcext:value-type="float">
            <text:p>2.88617264E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8]+0.01" office:value-type="float" office:value="1.13" calcext:value-type="float">
            <text:p>1.13</text:p>
          </table:table-cell>
          <table:table-cell table:formula="of:=0.05*SIN((PI()*[.B119]/0.9)-PI()/3)^4" office:value-type="float" office:value="0.000171265825218987" calcext:value-type="float">
            <text:p>1.71265825E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9]+0.01" office:value-type="float" office:value="1.14" calcext:value-type="float">
            <text:p>1.14</text:p>
          </table:table-cell>
          <table:table-cell table:formula="of:=0.05*SIN((PI()*[.B120]/0.9)-PI()/3)^4" office:value-type="float" office:value="0.0000934298486778375" calcext:value-type="float">
            <text:p>9.34298487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20]+0.01" office:value-type="float" office:value="1.15" calcext:value-type="float">
            <text:p>1.15</text:p>
          </table:table-cell>
          <table:table-cell table:formula="of:=0.05*SIN((PI()*[.B121]/0.9)-PI()/3)^4" office:value-type="float" office:value="0.0000454622498459003" calcext:value-type="float">
            <text:p>4.54622498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21]+0.01" office:value-type="float" office:value="1.16" calcext:value-type="float">
            <text:p>1.16</text:p>
          </table:table-cell>
          <table:table-cell table:formula="of:=0.05*SIN((PI()*[.B122]/0.9)-PI()/3)^4" office:value-type="float" office:value="0.000018758202519689" calcext:value-type="float">
            <text:p>1.87582025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22]+0.01" office:value-type="float" office:value="1.17" calcext:value-type="float">
            <text:p>1.17</text:p>
          </table:table-cell>
          <table:table-cell table:formula="of:=0.05*SIN((PI()*[.B123]/0.9)-PI()/3)^4" office:value-type="float" office:value="0.000005969091921114" calcext:value-type="float">
            <text:p>5.96909192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23]+0.01" office:value-type="float" office:value="1.18" calcext:value-type="float">
            <text:p>1.18</text:p>
          </table:table-cell>
          <table:table-cell table:formula="of:=0.05*SIN((PI()*[.B124]/0.9)-PI()/3)^4" office:value-type="float" office:value="0.00000118388107523478" calcext:value-type="float">
            <text:p>1.18388108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4]+0.01" office:value-type="float" office:value="1.19" calcext:value-type="float">
            <text:p>1.19</text:p>
          </table:table-cell>
          <table:table-cell table:formula="of:=0.05*SIN((PI()*[.B125]/0.9)-PI()/3)^4" office:value-type="float" office:value="0.000000074173139208254" calcext:value-type="float">
            <text:p>7.41731392E-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5]+0.01" office:value-type="float" office:value="1.2" calcext:value-type="float">
            <text:p>1.20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6]+0.01" office:value-type="float" office:value="1.21" calcext:value-type="float">
            <text:p>1.21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7]+0.01" office:value-type="float" office:value="1.22" calcext:value-type="float">
            <text:p>1.22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8]+0.01" office:value-type="float" office:value="1.23" calcext:value-type="float">
            <text:p>1.23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9]+0.01" office:value-type="float" office:value="1.24" calcext:value-type="float">
            <text:p>1.24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30]+0.01" office:value-type="float" office:value="1.25" calcext:value-type="float">
            <text:p>1.25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31]+0.01" office:value-type="float" office:value="1.26" calcext:value-type="float">
            <text:p>1.26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32]+0.01" office:value-type="float" office:value="1.27" calcext:value-type="float">
            <text:p>1.27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33]+0.01" office:value-type="float" office:value="1.28" calcext:value-type="float">
            <text:p>1.28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4]+0.01" office:value-type="float" office:value="1.29" calcext:value-type="float">
            <text:p>1.29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5]+0.01" office:value-type="float" office:value="1.3" calcext:value-type="float">
            <text:p>1.30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6]+0.01" office:value-type="float" office:value="1.31" calcext:value-type="float">
            <text:p>1.31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7]+0.01" office:value-type="float" office:value="1.32" calcext:value-type="float">
            <text:p>1.32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8]+0.01" office:value-type="float" office:value="1.33" calcext:value-type="float">
            <text:p>1.33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9]+0.01" office:value-type="float" office:value="1.34" calcext:value-type="float">
            <text:p>1.34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40]+0.01" office:value-type="float" office:value="1.35" calcext:value-type="float">
            <text:p>1.35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41]+0.01" office:value-type="float" office:value="1.36" calcext:value-type="float">
            <text:p>1.36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42]+0.01" office:value-type="float" office:value="1.37" calcext:value-type="float">
            <text:p>1.37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43]+0.01" office:value-type="float" office:value="1.38" calcext:value-type="float">
            <text:p>1.38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4]+0.01" office:value-type="float" office:value="1.39" calcext:value-type="float">
            <text:p>1.39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5]+0.01" office:value-type="float" office:value="1.4" calcext:value-type="float">
            <text:p>1.40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6]+0.01" office:value-type="float" office:value="1.41" calcext:value-type="float">
            <text:p>1.41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7]+0.01" office:value-type="float" office:value="1.42" calcext:value-type="float">
            <text:p>1.42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8]+0.01" office:value-type="float" office:value="1.43" calcext:value-type="float">
            <text:p>1.43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9]+0.01" office:value-type="float" office:value="1.44" calcext:value-type="float">
            <text:p>1.44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50]+0.01" office:value-type="float" office:value="1.45" calcext:value-type="float">
            <text:p>1.45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51]+0.01" office:value-type="float" office:value="1.46" calcext:value-type="float">
            <text:p>1.46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52]+0.01" office:value-type="float" office:value="1.47" calcext:value-type="float">
            <text:p>1.47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53]+0.01" office:value-type="float" office:value="1.48" calcext:value-type="float">
            <text:p>1.48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4]+0.01" office:value-type="float" office:value="1.49" calcext:value-type="float">
            <text:p>1.49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5]+0.01" office:value-type="float" office:value="1.5" calcext:value-type="float">
            <text:p>1.50</text:p>
          </table:table-cell>
          <table:table-cell office:value-type="float" office:value="0" calcext:value-type="float">
            <text:p>0.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$EndEntities</text:p>
          </table:table-cell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2">
      <number:number number:decimal-places="4" loext:min-decimal-places="4" number:min-integer-digits="1"/>
    </number:number-style>
    <number:number-style style:name="N123">
      <number:scientific-number number:decimal-places="8" loext:min-decimal-places="8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05:12:08.378423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04:49:42.656462661</meta:creation-date>
    <dc:date>2020-04-07T05:12:51.909800106</dc:date>
    <meta:editing-duration>PT15M53S</meta:editing-duration>
    <meta:editing-cycles>5</meta:editing-cycles>
    <meta:generator>LibreOffice/6.0.7.3$Linux_X86_64 LibreOffice_project/00m0$Build-3</meta:generator>
    <meta:document-statistic meta:table-count="1" meta:cell-count="7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77cm" svg:height="14.079cm" xlink:href=".." xlink:type="simple" chart:class="chart:scatter" chart:style-name="ch1">
        <chart:legend chart:legend-position="end" svg:x="16.918cm" svg:y="6.74cm" style:legend-expansion="high" chart:style-name="ch2"/>
        <chart:plot-area chart:style-name="ch3" table:cell-range-address="Sheet1.B6:Sheet1.C156" svg:x="0.395cm" svg:y="0.281cm" svg:width="16.128cm" svg:height="13.517cm">
          <chartooo:coordinate-region svg:x="1.678cm" svg:y="0.48cm" svg:width="14.513cm" svg:height="12.6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156" chart:class="chart:scatter">
            <chart:domain table:cell-range-address="Sheet1.B6:Sheet1.B156"/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156</svg:desc>
                </draw:g>
              </table:table-cell>
              <table:table-cell office:value-type="float" office:value="0">
                <text:p>0</text:p>
                <draw:g>
                  <svg:desc>Sheet1.C6:Sheet1.C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0741731392082831">
                <text:p>0.00000007417313920828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118388107523503">
                <text:p>0.000001183881075235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596909192111473">
                <text:p>0.000005969091921114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18758202519691">
                <text:p>0.0000187582025196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454622498459036">
                <text:p>0.00004546224984590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934298486778424">
                <text:p>0.00009342984867784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171265825218996">
                <text:p>0.0001712658252189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288617263521087">
                <text:p>0.0002886172635210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45593135546974">
                <text:p>0.000455931355469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684190032443869">
                <text:p>0.0006841900324438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98462684592436">
                <text:p>0.000984626845924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136843194560572">
                <text:p>0.001368431945605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184645126936063">
                <text:p>0.001846451269360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242888620438189">
                <text:p>0.002428886204381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312500000000002">
                <text:p>0.00312500000000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394283710948772">
                <text:p>0.003942837109487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488896141248565">
                <text:p>0.004888961412485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596821892578292">
                <text:p>0.005968218925782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718353015464005">
                <text:p>0.00718353015464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853571667841485">
                <text:p>0.008535716678414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100233659137224">
                <text:p>0.01002336591372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116427372683136">
                <text:p>0.01164273726831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133877121034387">
                <text:p>0.01338771210343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152497890771051">
                <text:p>0.01524978907710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172181255617614">
                <text:p>0.01721812556176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192796249346235">
                <text:p>0.01927962493462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214190686445303">
                <text:p>0.02141906864453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236192910832813">
                <text:p>0.02361929108328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258613944489416">
                <text:p>0.02586139444894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281250000000001">
                <text:p>0.02812500000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303885313779193">
                <text:p>0.03038853137791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326295250356436">
                <text:p>0.03262952503564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348249622635487">
                <text:p>0.03482496226354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36951616862857">
                <text:p>0.0369516168628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389864121883928">
                <text:p>0.03898641218839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409067810742172">
                <text:p>0.04090678107421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426910220713424">
                <text:p>0.04269102207134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443186454681654">
                <text:p>0.04431864546816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457707027308079">
                <text:p>0.04577070273080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470300932891414">
                <text:p>0.04703009328914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480818429994357">
                <text:p>0.04808184299943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489133491286114">
                <text:p>0.04891334912861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495145873181538">
                <text:p>0.04951458731815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498782766861304">
                <text:p>0.04987827668613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498782766861304">
                <text:p>0.04987827668613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495145873181537">
                <text:p>0.04951458731815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489133491286114">
                <text:p>0.04891334912861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0480818429994356">
                <text:p>0.04808184299943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470300932891413">
                <text:p>0.04703009328914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0457707027308078">
                <text:p>0.04577070273080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443186454681653">
                <text:p>0.04431864546816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426910220713423">
                <text:p>0.04269102207134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40906781074217">
                <text:p>0.0409067810742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0389864121883927">
                <text:p>0.03898641218839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0369516168628568">
                <text:p>0.0369516168628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348249622635485">
                <text:p>0.03482496226354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326295250356434">
                <text:p>0.03262952503564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0303885313779191">
                <text:p>0.03038853137791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0281249999999999">
                <text:p>0.0281249999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0258613944489414">
                <text:p>0.02586139444894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236192910832811">
                <text:p>0.02361929108328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0214190686445302">
                <text:p>0.02141906864453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0192796249346233">
                <text:p>0.01927962493462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0172181255617612">
                <text:p>0.01721812556176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0152497890771049">
                <text:p>0.01524978907710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0133877121034385">
                <text:p>0.01338771210343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0116427372683135">
                <text:p>0.01164273726831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0100233659137223">
                <text:p>0.01002336591372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853571667841472">
                <text:p>0.008535716678414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00718353015463994">
                <text:p>0.007183530154639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00596821892578281">
                <text:p>0.005968218925782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00488896141248557">
                <text:p>0.004888961412485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00394283710948763">
                <text:p>0.003942837109487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00312499999999995">
                <text:p>0.003124999999999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00242888620438184">
                <text:p>0.002428886204381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00184645126936058">
                <text:p>0.001846451269360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00136843194560569">
                <text:p>0.001368431945605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000984626845924328">
                <text:p>0.0009846268459243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000684190032443848">
                <text:p>0.0006841900324438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000455931355469722">
                <text:p>0.0004559313554697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000288617263521076">
                <text:p>0.0002886172635210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000171265825218987">
                <text:p>0.0001712658252189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0000934298486778375">
                <text:p>0.0000934298486778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0000454622498459003">
                <text:p>0.00004546224984590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000018758202519689">
                <text:p>0.0000187582025196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000005969091921114">
                <text:p>0.0000059690919211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00000118388107523478">
                <text:p>0.000001183881075234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000000074173139208254">
                <text:p>0.0000000741731392082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